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i>E</mi>
              <mo stretchy="false">=</mo>
              <mi mathvariant="italic">hf</mi>
            </mrow>
          </mrow>
        </mtd>
      </mtr>
      <mtr>
        <mtd>
          <mrow>
            <mrow>
              <mrow>
                <mi>p</mi>
                <mo stretchy="false">=</mo>
                <mfrac>
                  <mi>E</mi>
                  <mi>c</mi>
                </mfrac>
              </mrow>
              <mo stretchy="false">=</mo>
              <mi>h</mi>
            </mrow>
            <mrow>
              <mfrac>
                <mi>f</mi>
                <mi>c</mi>
              </mfrac>
              <mo stretchy="false">=</mo>
              <mfrac>
                <mi>h</mi>
                <mo stretchy="false">λ</mo>
              </mfrac>
            </mrow>
          </mrow>
        </mtd>
      </mtr>
      <mtr>
        <mtd>
          <mrow>
            <mrow>
              <mi>f</mi>
              <mo stretchy="false">=</mo>
              <mfrac>
                <mi>E</mi>
                <mi>h</mi>
              </mfrac>
            </mrow>
          </mrow>
        </mtd>
      </mtr>
      <mtr>
        <mtd>
          <mrow>
            <mrow>
              <mo stretchy="false">λ</mo>
              <mo stretchy="false">=</mo>
              <mfrac>
                <mi>h</mi>
                <mi>p</mi>
              </mfrac>
            </mrow>
          </mrow>
        </mtd>
      </mtr>
      <mtr>
        <mtd>
          <mrow>
            <mn>2</mn>
            <mi>d</mi>
            <mi>sin</mi>
            <mrow>
              <mrow>
                <mo stretchy="false">(</mo>
                <mrow>
                  <mo stretchy="false">θ</mo>
                </mrow>
                <mo stretchy="false">)</mo>
              </mrow>
              <mo stretchy="false">=</mo>
              <mi>n</mi>
            </mrow>
            <mo stretchy="false">λ</mo>
          </mrow>
        </mtd>
      </mtr>
      <mtr>
        <mtd>
          <mrow>
            <mrow>
              <mi>T</mi>
              <mo stretchy="false">=</mo>
              <mfrac>
                <msup>
                  <mi>p</mi>
                  <mn>2</mn>
                </msup>
                <mn>2</mn>
              </mfrac>
            </mrow>
            <mrow>
              <mi>m</mi>
              <mo stretchy="false">=</mo>
              <mi>e</mi>
            </mrow>
            <mi>V</mi>
          </mrow>
        </mtd>
      </mtr>
      <mtr>
        <mtd>
          <mrow>
            <mrow>
              <mi>p</mi>
              <mo stretchy="false">=</mo>
              <msqrt>
                <mrow>
                  <mn>2</mn>
                  <mi>m</mi>
                  <mi>e</mi>
                  <mi>V</mi>
                </mrow>
              </msqrt>
            </mrow>
          </mrow>
        </mtd>
      </mtr>
      <mtr>
        <mtd>
          <mrow>
            <mrow>
              <mi>D</mi>
              <mo stretchy="false">=</mo>
              <msqrt>
                <mrow>
                  <mrow>
                    <msup>
                      <mrow>
                        <mo stretchy="false">(</mo>
                        <mrow>
                          <mfrac>
                            <mrow>
                              <msup>
                                <mi>n</mi>
                                <mn>2</mn>
                              </msup>
                              <msup>
                                <mi>h</mi>
                                <mn>2</mn>
                              </msup>
                            </mrow>
                            <mrow>
                              <mn>4</mn>
                              <msup>
                                <mi>d</mi>
                                <mn>2</mn>
                              </msup>
                              <mi>m</mi>
                              <mi>e</mi>
                              <mi>V</mi>
                            </mrow>
                          </mfrac>
                        </mrow>
                        <mo stretchy="false">)</mo>
                      </mrow>
                      <mrow>
                        <mo stretchy="false">−</mo>
                        <mn>2</mn>
                      </mrow>
                    </msup>
                    <mo stretchy="false">−</mo>
                    <mn>1</mn>
                  </mrow>
                </mrow>
              </msqrt>
            </mrow>
          </mrow>
        </mtd>
      </mtr>
      <mtr>
        <mtd>
          <mrow>
            <mrow>
              <mi>D</mi>
              <mo stretchy="false">=</mo>
              <mfrac>
                <mrow>
                  <mi>n</mi>
                  <mi>h</mi>
                  <mi>L</mi>
                </mrow>
                <mrow>
                  <mi>d</mi>
                  <msqrt>
                    <mrow>
                      <mn>2</mn>
                      <mi>m</mi>
                      <mi>e</mi>
                      <mi>V</mi>
                    </mrow>
                  </msqrt>
                </mrow>
              </mfrac>
            </mrow>
          </mrow>
        </mtd>
      </mtr>
    </mtable>
    <annotation encoding="StarMath 5.0">E = hf
newline
p = E over c = h f over c = h over %lambda
newline
f = E over h
newline
%lambda = h over p
newline
2 d sin(%theta) = n %lambda
newline
T = p^2 over 2 m = e V
newline
p = sqrt{2 m e V}
newline
D = sqrt{({n^2 h^2} over {4 d^2 m e V })^-2 -1 } 
newline
D = {n h L } over { d sqrt{2 m e V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Redman</meta:initial-creator>
    <meta:creation-date>2014-11-19T15:12:36.763879996</meta:creation-date>
    <meta:generator>LibreOffice/4.1.3.2$Linux_X86_64 LibreOffice_project/410m0$Build-2</meta:generator>
  </office:meta>
</office:document-meta>
</file>